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6.071cm"/>
    </style:style>
    <style:style style:name="co5" style:family="table-column">
      <style:table-column-properties fo:break-before="auto" style:column-width="7.3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13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4"/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1" table:default-cell-style-name="ce6"/>
        <table:table-column table:style-name="co3" table:default-cell-style-name="ce6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Data</text:p>
          </table:table-cell>
          <table:table-cell table:style-name="ce1" office:value-type="string" calcext:value-type="string">
            <text:p>Qnt. ações compradas</text:p>
          </table:table-cell>
          <table:table-cell office:value-type="string" calcext:value-type="string">
            <text:p>Preço / ação</text:p>
          </table:table-cell>
          <table:table-cell table:style-name="ce1" office:value-type="string" calcext:value-type="string">
            <text:p>Rendimento</text:p>
          </table:table-cell>
          <table:table-cell office:value-type="string" calcext:value-type="string">
            <text:p>Dividendos</text:p>
          </table:table-cell>
          <table:table-cell office:value-type="string" calcext:value-type="string">
            <text:p>Ações nom.</text:p>
          </table:table-cell>
          <table:table-cell office:value-type="string" calcext:value-type="string">
            <text:p>Lucro acumulado</text:p>
          </table:table-cell>
          <table:table-cell table:style-name="ce7" office:value-type="string" calcext:value-type="string">
            <text:p>Ações compradas com lucros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1-01-01" calcext:value-type="date">
            <text:p>01/01/11</text:p>
          </table:table-cell>
          <table:table-cell table:style-name="ce3" table:formula="of:=[$Sheet2.$B1]/[.C3]+([.D3]/[.C3])+[.H2]" office:value-type="float" office:value="92.9644503941693" calcext:value-type="float">
            <text:p>93</text:p>
          </table:table-cell>
          <table:table-cell table:style-name="ce6" office:value-type="float" office:value="8.44" calcext:value-type="float">
            <text:p>8,44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4"/>
          <table:table-cell table:style-name="ce6"/>
          <table:table-cell table:number-columns-repeated="16371"/>
        </table:table-row>
        <table:table-row table:style-name="ro1">
          <table:table-cell table:style-name="ce2" office:value-type="date" office:date-value="2011-02-01" calcext:value-type="date">
            <text:p>01/02/11</text:p>
          </table:table-cell>
          <table:table-cell table:style-name="ce3" table:formula="of:=[$Sheet2.$B2]/[.C4]+([.D4]/[.C4])+[.H3]" office:value-type="float" office:value="72.1088670831675" calcext:value-type="float">
            <text:p>72</text:p>
          </table:table-cell>
          <table:table-cell table:style-name="ce6" office:value-type="float" office:value="8.1" calcext:value-type="float">
            <text:p>8,10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1-03-01" calcext:value-type="date">
            <text:p>01/03/11</text:p>
          </table:table-cell>
          <table:table-cell table:style-name="ce3" table:formula="of:=[$Sheet2.$B3]/[.C5]+([.D5]/[.C5])+[.H4]" office:value-type="float" office:value="71.5172528220709" calcext:value-type="float">
            <text:p>72</text:p>
          </table:table-cell>
          <table:table-cell table:style-name="ce6" office:value-type="float" office:value="9.27" calcext:value-type="float">
            <text:p>9,27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1-04-01" calcext:value-type="date">
            <text:p>01/04/11</text:p>
          </table:table-cell>
          <table:table-cell table:style-name="ce3" table:formula="of:=[$Sheet2.$B4]/[.C6]+([.D6]/[.C6])+[.H5]" office:value-type="float" office:value="57.3373454185168" calcext:value-type="float">
            <text:p>57</text:p>
          </table:table-cell>
          <table:table-cell table:style-name="ce6" office:value-type="float" office:value="8.61" calcext:value-type="float">
            <text:p>8,6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1-05-01" calcext:value-type="date">
            <text:p>01/05/11</text:p>
          </table:table-cell>
          <table:table-cell table:style-name="ce3" table:formula="of:=[$Sheet2.$B5]/[.C7]+([.D7]/[.C7])+[.H6]" office:value-type="float" office:value="54.3265678647486" calcext:value-type="float">
            <text:p>54</text:p>
          </table:table-cell>
          <table:table-cell table:style-name="ce6" office:value-type="float" office:value="9.16" calcext:value-type="float">
            <text:p>9,1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1-06-01" calcext:value-type="date">
            <text:p>01/06/11</text:p>
          </table:table-cell>
          <table:table-cell table:style-name="ce3" table:formula="of:=[$Sheet2.$B6]/[.C8]+([.D8]/[.C8])+[.H7]" office:value-type="float" office:value="45.1583069608821" calcext:value-type="float">
            <text:p>45</text:p>
          </table:table-cell>
          <table:table-cell table:style-name="ce6" office:value-type="float" office:value="8.65" calcext:value-type="float">
            <text:p>8,6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07-01" calcext:value-type="date">
            <text:p>01/07/11</text:p>
          </table:table-cell>
          <table:table-cell table:style-name="ce3" table:formula="of:=[$Sheet2.$B7]/[.C9]+([.D9]/[.C9])+[.H8]" office:value-type="float" office:value="99.2709541129942" calcext:value-type="float">
            <text:p>99</text:p>
          </table:table-cell>
          <table:table-cell table:style-name="ce6" office:value-type="float" office:value="6.99" calcext:value-type="float">
            <text:p>6,9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08-01" calcext:value-type="date">
            <text:p>01/08/11</text:p>
          </table:table-cell>
          <table:table-cell table:style-name="ce3" table:formula="of:=[$Sheet2.$B8]/[.C10]+([.D10]/[.C10])+[.H9]" office:value-type="float" office:value="104.580631667015" calcext:value-type="float">
            <text:p>105</text:p>
          </table:table-cell>
          <table:table-cell table:style-name="ce6" office:value-type="float" office:value="7.54" calcext:value-type="float">
            <text:p>7,54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09-01" calcext:value-type="date">
            <text:p>01/09/11</text:p>
          </table:table-cell>
          <table:table-cell table:style-name="ce3" table:formula="of:=[$Sheet2.$B9]/[.C11]+([.D11]/[.C11])+[.H10]" office:value-type="float" office:value="124.878867498526" calcext:value-type="float">
            <text:p>125</text:p>
          </table:table-cell>
          <table:table-cell table:style-name="ce6" office:value-type="float" office:value="6.83" calcext:value-type="float">
            <text:p>6,8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10-01" calcext:value-type="date">
            <text:p>01/10/11</text:p>
          </table:table-cell>
          <table:table-cell table:style-name="ce3" table:formula="of:=[$Sheet2.$B10]/[.C12]+([.D12]/[.C12])+[.H11]" office:value-type="float" office:value="93.2863667572167" calcext:value-type="float">
            <text:p>93</text:p>
          </table:table-cell>
          <table:table-cell table:style-name="ce6" office:value-type="float" office:value="5.03" calcext:value-type="float">
            <text:p>5,0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11-01" calcext:value-type="date">
            <text:p>01/11/11</text:p>
          </table:table-cell>
          <table:table-cell table:style-name="ce3" table:formula="of:=[$Sheet2.$B11]/[.C13]+([.D13]/[.C13])+[.H12]" office:value-type="float" office:value="83.1404474951446" calcext:value-type="float">
            <text:p>83</text:p>
          </table:table-cell>
          <table:table-cell table:style-name="ce6" office:value-type="float" office:value="5.56" calcext:value-type="float">
            <text:p>5,5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12-01" calcext:value-type="date">
            <text:p>01/12/11</text:p>
          </table:table-cell>
          <table:table-cell table:style-name="ce3" table:formula="of:=[$Sheet2.$B12]/[.C14]+([.D14]/[.C14])+[.H13]" office:value-type="float" office:value="56.5099457504521" calcext:value-type="float">
            <text:p>57</text:p>
          </table:table-cell>
          <table:table-cell table:style-name="ce6" office:value-type="float" office:value="5.61" calcext:value-type="float">
            <text:p>5,6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1-01" calcext:value-type="date">
            <text:p>01/01/12</text:p>
          </table:table-cell>
          <table:table-cell table:style-name="ce3" table:formula="of:=[$Sheet2.$B13]/[.C15]+([.D15]/[.C15])+[.H14]" office:value-type="float" office:value="110.250665914022" calcext:value-type="float">
            <text:p>110</text:p>
          </table:table-cell>
          <table:table-cell table:style-name="ce6" office:value-type="float" office:value="5.53" calcext:value-type="float">
            <text:p>5,5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2-01" calcext:value-type="date">
            <text:p>01/02/12</text:p>
          </table:table-cell>
          <table:table-cell table:style-name="ce3" table:formula="of:=[$Sheet2.$B14]/[.C16]+([.D16]/[.C16])+[.H15]" office:value-type="float" office:value="97.2883783194795" calcext:value-type="float">
            <text:p>97</text:p>
          </table:table-cell>
          <table:table-cell table:style-name="ce6" office:value-type="float" office:value="6.83" calcext:value-type="float">
            <text:p>6,8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3-01" calcext:value-type="date">
            <text:p>01/03/12</text:p>
          </table:table-cell>
          <table:table-cell table:style-name="ce3" table:formula="of:=[$Sheet2.$B15]/[.C17]+([.D17]/[.C17])+[.H16]" office:value-type="float" office:value="78.6193189680113" calcext:value-type="float">
            <text:p>79</text:p>
          </table:table-cell>
          <table:table-cell table:style-name="ce6" office:value-type="float" office:value="7.47" calcext:value-type="float">
            <text:p>7,47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9"/>
          <table:table-cell table:number-columns-repeated="16375"/>
        </table:table-row>
        <table:table-row table:style-name="ro1">
          <table:table-cell table:style-name="ce2" office:value-type="date" office:date-value="2012-04-01" calcext:value-type="date">
            <text:p>01/04/12</text:p>
          </table:table-cell>
          <table:table-cell table:style-name="ce3" table:formula="of:=[$Sheet2.$B16]/[.C18]+([.D18]/[.C18])+[.H17]" office:value-type="float" office:value="72.7776613335196" calcext:value-type="float">
            <text:p>73</text:p>
          </table:table-cell>
          <table:table-cell table:style-name="ce6" office:value-type="float" office:value="8.03" calcext:value-type="float">
            <text:p>8,0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5-01" calcext:value-type="date">
            <text:p>01/05/12</text:p>
          </table:table-cell>
          <table:table-cell table:style-name="ce3" table:formula="of:=[$Sheet2.$B17]/[.C19]+([.D19]/[.C19])+[.H18]" office:value-type="float" office:value="74.6001432322751" calcext:value-type="float">
            <text:p>75</text:p>
          </table:table-cell>
          <table:table-cell table:style-name="ce6" office:value-type="float" office:value="7.34" calcext:value-type="float">
            <text:p>7,34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6-01" calcext:value-type="date">
            <text:p>01/06/12</text:p>
          </table:table-cell>
          <table:table-cell table:style-name="ce3" table:formula="of:=[$Sheet2.$B18]/[.C20]+([.D20]/[.C20])+[.H19]" office:value-type="float" office:value="54.0774388924941" calcext:value-type="float">
            <text:p>54</text:p>
          </table:table-cell>
          <table:table-cell table:style-name="ce6" office:value-type="float" office:value="5.9" calcext:value-type="float">
            <text:p>5,90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7-01" calcext:value-type="date">
            <text:p>01/07/12</text:p>
          </table:table-cell>
          <table:table-cell table:style-name="ce3" table:formula="of:=[$Sheet2.$B19]/[.C21]+([.D21]/[.C21])+[.H20]" office:value-type="float" office:value="187.499062504688" calcext:value-type="float">
            <text:p>187</text:p>
          </table:table-cell>
          <table:table-cell table:style-name="ce6" office:value-type="float" office:value="5.75" calcext:value-type="float">
            <text:p>5,7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8-01" calcext:value-type="date">
            <text:p>01/08/12</text:p>
          </table:table-cell>
          <table:table-cell table:style-name="ce3" table:formula="of:=[$Sheet2.$B20]/[.C22]+([.D22]/[.C22])+[.H21]" office:value-type="float" office:value="185.111140728894" calcext:value-type="float">
            <text:p>185</text:p>
          </table:table-cell>
          <table:table-cell table:style-name="ce6" office:value-type="float" office:value="4.09" calcext:value-type="float">
            <text:p>4,0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9-01" calcext:value-type="date">
            <text:p>01/09/12</text:p>
          </table:table-cell>
          <table:table-cell table:style-name="ce3" table:formula="of:=[$Sheet2.$B21]/[.C23]+([.D23]/[.C23])+[.H22]" office:value-type="float" office:value="182.540377931599" calcext:value-type="float">
            <text:p>183</text:p>
          </table:table-cell>
          <table:table-cell table:style-name="ce6" office:value-type="float" office:value="3.69" calcext:value-type="float">
            <text:p>3,6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10-01" calcext:value-type="date">
            <text:p>01/10/12</text:p>
          </table:table-cell>
          <table:table-cell table:style-name="ce3" table:formula="of:=[$Sheet2.$B22]/[.C24]+([.D24]/[.C24])+[.H23]" office:value-type="float" office:value="266.019706739875" calcext:value-type="float">
            <text:p>266</text:p>
          </table:table-cell>
          <table:table-cell table:style-name="ce6" office:value-type="float" office:value="3.39" calcext:value-type="float">
            <text:p>3,3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11-01" calcext:value-type="date">
            <text:p>01/11/12</text:p>
          </table:table-cell>
          <table:table-cell table:style-name="ce3" table:formula="of:=[$Sheet2.$B23]/[.C25]+([.D25]/[.C25])+[.H24]" office:value-type="float" office:value="171.863828851125" calcext:value-type="float">
            <text:p>172</text:p>
          </table:table-cell>
          <table:table-cell table:style-name="ce6" office:value-type="float" office:value="2.07" calcext:value-type="float">
            <text:p>2,07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12-01" calcext:value-type="date">
            <text:p>01/12/12</text:p>
          </table:table-cell>
          <table:table-cell table:style-name="ce3" table:formula="of:=[$Sheet2.$B24]/[.C26]+([.D26]/[.C26])+[.H25]" office:value-type="float" office:value="136.544868643836" calcext:value-type="float">
            <text:p>137</text:p>
          </table:table-cell>
          <table:table-cell table:style-name="ce6" office:value-type="float" office:value="2.28" calcext:value-type="float">
            <text:p>2,28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1-01" calcext:value-type="date">
            <text:p>01/01/13</text:p>
          </table:table-cell>
          <table:table-cell table:style-name="ce3" table:formula="of:=[$Sheet2.$B25]/[.C27]+([.D27]/[.C27])+[.H26]" office:value-type="float" office:value="300.813399432064" calcext:value-type="float">
            <text:p>301</text:p>
          </table:table-cell>
          <table:table-cell table:style-name="ce6" office:value-type="float" office:value="2.55" calcext:value-type="float">
            <text:p>2,5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2-01" calcext:value-type="date">
            <text:p>01/02/13</text:p>
          </table:table-cell>
          <table:table-cell table:style-name="ce3" table:formula="of:=[$Sheet2.$B26]/[.C28]+([.D28]/[.C28])+[.H27]" office:value-type="float" office:value="263.157894736842" calcext:value-type="float">
            <text:p>263</text:p>
          </table:table-cell>
          <table:table-cell table:style-name="ce6" office:value-type="float" office:value="2.63" calcext:value-type="float">
            <text:p>2,6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3-01" calcext:value-type="date">
            <text:p>01/03/13</text:p>
          </table:table-cell>
          <table:table-cell table:style-name="ce3" table:formula="of:=[$Sheet2.$B27]/[.C29]+([.D29]/[.C29])+[.H28]" office:value-type="float" office:value="246.062992125984" calcext:value-type="float">
            <text:p>246</text:p>
          </table:table-cell>
          <table:table-cell table:style-name="ce6" office:value-type="float" office:value="2.5" calcext:value-type="float">
            <text:p>2,50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4-01" calcext:value-type="date">
            <text:p>01/04/13</text:p>
          </table:table-cell>
          <table:table-cell table:style-name="ce3" table:formula="of:=[$Sheet2.$B28]/[.C30]+([.D30]/[.C30])+[.H29]" office:value-type="float" office:value="199.47975679428" calcext:value-type="float">
            <text:p>199</text:p>
          </table:table-cell>
          <table:table-cell table:style-name="ce6" office:value-type="float" office:value="2.54" calcext:value-type="float">
            <text:p>2,54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5-01" calcext:value-type="date">
            <text:p>01/05/13</text:p>
          </table:table-cell>
          <table:table-cell table:style-name="ce3" table:formula="of:=[$Sheet2.$B29]/[.C31]+([.D31]/[.C31])+[.H30]" office:value-type="float" office:value="103.304077618552" calcext:value-type="float">
            <text:p>103</text:p>
          </table:table-cell>
          <table:table-cell table:style-name="ce6" office:value-type="float" office:value="2.81" calcext:value-type="float">
            <text:p>2,8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6-01" calcext:value-type="date">
            <text:p>01/06/13</text:p>
          </table:table-cell>
          <table:table-cell table:style-name="ce3" table:formula="of:=[$Sheet2.$B30]/[.C32]+([.D32]/[.C32])+[.H31]" office:value-type="float" office:value="88.4117014655124" calcext:value-type="float">
            <text:p>88</text:p>
          </table:table-cell>
          <table:table-cell table:style-name="ce6" office:value-type="float" office:value="4.02" calcext:value-type="float">
            <text:p>4,0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3-07-01" calcext:value-type="date">
            <text:p>01/07/13</text:p>
          </table:table-cell>
          <table:table-cell table:style-name="ce3" table:formula="of:=[$Sheet2.$B31]/[.C33]+([.D33]/[.C33])+[.H32]" office:value-type="float" office:value="207.648094621084" calcext:value-type="float">
            <text:p>208</text:p>
          </table:table-cell>
          <table:table-cell table:style-name="ce6" office:value-type="float" office:value="4.11" calcext:value-type="float">
            <text:p>4,1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3-08-01" calcext:value-type="date">
            <text:p>01/08/13</text:p>
          </table:table-cell>
          <table:table-cell table:style-name="ce3" table:formula="of:=[$Sheet2.$B32]/[.C34]+([.D34]/[.C34])+[.H33]" office:value-type="float" office:value="186.389120839795" calcext:value-type="float">
            <text:p>186</text:p>
          </table:table-cell>
          <table:table-cell table:style-name="ce6" office:value-type="float" office:value="3.81" calcext:value-type="float">
            <text:p>3,8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3-09-01" calcext:value-type="date">
            <text:p>01/09/13</text:p>
          </table:table-cell>
          <table:table-cell table:style-name="ce3" table:formula="of:=[$Sheet2.$B33]/[.C35]+([.D35]/[.C35])+[.H34]" office:value-type="float" office:value="152.908939668249" calcext:value-type="float">
            <text:p>153</text:p>
          </table:table-cell>
          <table:table-cell table:style-name="ce6" office:value-type="float" office:value="3.32" calcext:value-type="float">
            <text:p>3,3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3-10-01" calcext:value-type="date">
            <text:p>01/10/13</text:p>
          </table:table-cell>
          <table:table-cell table:style-name="ce3" table:formula="of:=[$Sheet2.$B34]/[.C36]+([.D36]/[.C36])+[.H35]" office:value-type="float" office:value="165.589232725731" calcext:value-type="float">
            <text:p>166</text:p>
          </table:table-cell>
          <table:table-cell table:style-name="ce6" office:value-type="float" office:value="3.82" calcext:value-type="float">
            <text:p>3,8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3-11-01" calcext:value-type="date">
            <text:p>01/11/13</text:p>
          </table:table-cell>
          <table:table-cell table:style-name="ce3" table:formula="of:=[$Sheet2.$B35]/[.C37]+([.D37]/[.C37])+[.H36]" office:value-type="float" office:value="107.693633152408" calcext:value-type="float">
            <text:p>108</text:p>
          </table:table-cell>
          <table:table-cell table:style-name="ce6" office:value-type="float" office:value="3.37" calcext:value-type="float">
            <text:p>3,37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3-12-01" calcext:value-type="date">
            <text:p>01/12/13</text:p>
          </table:table-cell>
          <table:table-cell table:style-name="ce3" table:formula="of:=[$Sheet2.$B36]/[.C38]+([.D38]/[.C38])+[.H37]" office:value-type="float" office:value="89.9377630679569" calcext:value-type="float">
            <text:p>90</text:p>
          </table:table-cell>
          <table:table-cell table:style-name="ce6" office:value-type="float" office:value="3.65" calcext:value-type="float">
            <text:p>3,6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1-01" calcext:value-type="date">
            <text:p>01/01/14</text:p>
          </table:table-cell>
          <table:table-cell table:style-name="ce3" table:formula="of:=[$Sheet2.$B37]/[.C39]+([.D39]/[.C39])+[.H38]" office:value-type="float" office:value="233.609927487478" calcext:value-type="float">
            <text:p>234</text:p>
          </table:table-cell>
          <table:table-cell table:style-name="ce6" office:value-type="float" office:value="3.85" calcext:value-type="float">
            <text:p>3,8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2-01" calcext:value-type="date">
            <text:p>01/02/14</text:p>
          </table:table-cell>
          <table:table-cell table:style-name="ce3" table:formula="of:=[$Sheet2.$B38]/[.C40]+([.D40]/[.C40])+[.H39]" office:value-type="float" office:value="169.915450072044" calcext:value-type="float">
            <text:p>170</text:p>
          </table:table-cell>
          <table:table-cell table:style-name="ce6" office:value-type="float" office:value="3.43" calcext:value-type="float">
            <text:p>3,4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3-01" calcext:value-type="date">
            <text:p>01/03/14</text:p>
          </table:table-cell>
          <table:table-cell table:style-name="ce3" table:formula="of:=[$Sheet2.$B39]/[.C41]+([.D41]/[.C41])+[.H40]" office:value-type="float" office:value="138.747058562358" calcext:value-type="float">
            <text:p>139</text:p>
          </table:table-cell>
          <table:table-cell table:style-name="ce6" office:value-type="float" office:value="3.66" calcext:value-type="float">
            <text:p>3,6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4-01" calcext:value-type="date">
            <text:p>01/04/14</text:p>
          </table:table-cell>
          <table:table-cell table:style-name="ce3" table:formula="of:=[$Sheet2.$B40]/[.C42]+([.D42]/[.C42])+[.H41]" office:value-type="float" office:value="136.951782016588" calcext:value-type="float">
            <text:p>137</text:p>
          </table:table-cell>
          <table:table-cell table:style-name="ce6" office:value-type="float" office:value="4.04" calcext:value-type="float">
            <text:p>4,04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5-01" calcext:value-type="date">
            <text:p>01/05/14</text:p>
          </table:table-cell>
          <table:table-cell table:style-name="ce3" table:formula="of:=[$Sheet2.$B41]/[.C43]+([.D43]/[.C43])+[.H42]" office:value-type="float" office:value="100.056031377571" calcext:value-type="float">
            <text:p>100</text:p>
          </table:table-cell>
          <table:table-cell table:style-name="ce6" office:value-type="float" office:value="4.13" calcext:value-type="float">
            <text:p>4,1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6-01" calcext:value-type="date">
            <text:p>01/06/14</text:p>
          </table:table-cell>
          <table:table-cell table:style-name="ce3" table:formula="of:=[$Sheet2.$B42]/[.C44]+([.D44]/[.C44])+[.H43]" office:value-type="float" office:value="92.4959856742219" calcext:value-type="float">
            <text:p>92</text:p>
          </table:table-cell>
          <table:table-cell table:style-name="ce6" office:value-type="float" office:value="4.03" calcext:value-type="float">
            <text:p>4,0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7-01" calcext:value-type="date">
            <text:p>01/07/14</text:p>
          </table:table-cell>
          <table:table-cell table:style-name="ce3" table:formula="of:=[$Sheet2.$B43]/[.C45]+([.D45]/[.C45])+[.H44]" office:value-type="float" office:value="206.253609438165" calcext:value-type="float">
            <text:p>206</text:p>
          </table:table-cell>
          <table:table-cell table:style-name="ce6" office:value-type="float" office:value="4.21" calcext:value-type="float">
            <text:p>4,2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8-01" calcext:value-type="date">
            <text:p>01/08/14</text:p>
          </table:table-cell>
          <table:table-cell table:style-name="ce3" table:formula="of:=[$Sheet2.$B44]/[.C46]+([.D46]/[.C46])+[.H45]" office:value-type="float" office:value="145.864451082898" calcext:value-type="float">
            <text:p>146</text:p>
          </table:table-cell>
          <table:table-cell table:style-name="ce6" office:value-type="float" office:value="3.91" calcext:value-type="float">
            <text:p>3,9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9-01" calcext:value-type="date">
            <text:p>01/09/14</text:p>
          </table:table-cell>
          <table:table-cell table:style-name="ce3" table:formula="of:=[$Sheet2.$B45]/[.C47]+([.D47]/[.C47])+[.H46]" office:value-type="float" office:value="161.724369921855" calcext:value-type="float">
            <text:p>162</text:p>
          </table:table-cell>
          <table:table-cell table:style-name="ce6" office:value-type="float" office:value="4.16" calcext:value-type="float">
            <text:p>4,1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10-01" calcext:value-type="date">
            <text:p>01/10/14</text:p>
          </table:table-cell>
          <table:table-cell table:style-name="ce3" table:formula="of:=[$Sheet2.$B46]/[.C48]+([.D48]/[.C48])+[.H47]" office:value-type="float" office:value="196.831795420905" calcext:value-type="float">
            <text:p>197</text:p>
          </table:table-cell>
          <table:table-cell table:style-name="ce6" office:value-type="float" office:value="3.39" calcext:value-type="float">
            <text:p>3,3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11-01" calcext:value-type="date">
            <text:p>01/11/14</text:p>
          </table:table-cell>
          <table:table-cell table:style-name="ce3" table:formula="of:=[$Sheet2.$B47]/[.C49]+([.D49]/[.C49])+[.H48]" office:value-type="float" office:value="131.948402896531" calcext:value-type="float">
            <text:p>132</text:p>
          </table:table-cell>
          <table:table-cell table:style-name="ce6" office:value-type="float" office:value="2.81" calcext:value-type="float">
            <text:p>2,8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12-01" calcext:value-type="date">
            <text:p>01/12/14</text:p>
          </table:table-cell>
          <table:table-cell table:style-name="ce3" table:formula="of:=[$Sheet2.$B48]/[.C50]+([.D50]/[.C50])+[.H49]" office:value-type="float" office:value="142.450142450143" calcext:value-type="float">
            <text:p>142</text:p>
          </table:table-cell>
          <table:table-cell table:style-name="ce6" office:value-type="float" office:value="2.77" calcext:value-type="float">
            <text:p>2,77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5-01-01" calcext:value-type="date">
            <text:p>01/01/15</text:p>
          </table:table-cell>
          <table:table-cell table:style-name="ce3" table:formula="of:=[$Sheet2.$B49]/[.C51]+([.D51]/[.C51])+[.H50]" office:value-type="float" office:value="292.254097402446" calcext:value-type="float">
            <text:p>292</text:p>
          </table:table-cell>
          <table:table-cell table:style-name="ce6" office:value-type="float" office:value="2.7" calcext:value-type="float">
            <text:p>2,70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5-02-01" calcext:value-type="date">
            <text:p>01/02/15</text:p>
          </table:table-cell>
          <table:table-cell table:style-name="ce3" table:formula="of:=[$Sheet2.$B50]/[.C52]+([.D52]/[.C52])+[.H51]" office:value-type="float" office:value="196.729567667102" calcext:value-type="float">
            <text:p>197</text:p>
          </table:table-cell>
          <table:table-cell table:style-name="ce6" office:value-type="float" office:value="2.69" calcext:value-type="float">
            <text:p>2,6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5-03-01" calcext:value-type="date">
            <text:p>01/03/15</text:p>
          </table:table-cell>
          <table:table-cell table:style-name="ce3" table:formula="of:=[$Sheet2.$B51]/[.C53]+([.D53]/[.C53])+[.H52]" office:value-type="float" office:value="197.447400012637" calcext:value-type="float">
            <text:p>197</text:p>
          </table:table-cell>
          <table:table-cell table:style-name="ce6" office:value-type="float" office:value="3.13" calcext:value-type="float">
            <text:p>3,1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5-04-01" calcext:value-type="date">
            <text:p>01/04/15</text:p>
          </table:table-cell>
          <table:table-cell table:style-name="ce3" table:formula="of:=[$Sheet2.$B52]/[.C54]+([.D54]/[.C54])+[.H53]" office:value-type="float" office:value="246.918457648546" calcext:value-type="float">
            <text:p>247</text:p>
          </table:table-cell>
          <table:table-cell table:style-name="ce6" office:value-type="float" office:value="2.66" calcext:value-type="float">
            <text:p>2,6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5-05-01" calcext:value-type="date">
            <text:p>01/05/15</text:p>
          </table:table-cell>
          <table:table-cell table:style-name="ce3" table:formula="of:=[$Sheet2.$B53]/[.C55]+([.D55]/[.C55])+[.H54]" office:value-type="float" office:value="150.787715023282" calcext:value-type="float">
            <text:p>151</text:p>
          </table:table-cell>
          <table:table-cell table:style-name="ce6" office:value-type="float" office:value="2.26" calcext:value-type="float">
            <text:p>2,2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5-06-01" calcext:value-type="date">
            <text:p>01/06/15</text:p>
          </table:table-cell>
          <table:table-cell table:style-name="ce3" table:formula="of:=[$Sheet2.$B54]/[.C56]+([.D56]/[.C56])+[.H55]" office:value-type="float" office:value="156.678908512052" calcext:value-type="float">
            <text:p>157</text:p>
          </table:table-cell>
          <table:table-cell table:style-name="ce6" office:value-type="float" office:value="2.29" calcext:value-type="float">
            <text:p>2,2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5-07-01" calcext:value-type="date">
            <text:p>01/07/15</text:p>
          </table:table-cell>
          <table:table-cell table:style-name="ce3" table:formula="of:=[$Sheet2.$B55]/[.C57]+([.D57]/[.C57])+[.H56]" office:value-type="float" office:value="344.504464777864" calcext:value-type="float">
            <text:p>345</text:p>
          </table:table-cell>
          <table:table-cell table:style-name="ce6" office:value-type="float" office:value="2.47" calcext:value-type="float">
            <text:p>2,47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5-08-01" calcext:value-type="date">
            <text:p>01/08/15</text:p>
          </table:table-cell>
          <table:table-cell table:style-name="ce3" table:formula="of:=[$Sheet2.$B56]/[.C58]+([.D58]/[.C58])+[.H57]" office:value-type="float" office:value="347.889009490412" calcext:value-type="float">
            <text:p>348</text:p>
          </table:table-cell>
          <table:table-cell table:style-name="ce6" office:value-type="float" office:value="1.93" calcext:value-type="float">
            <text:p>1,9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5-09-01" calcext:value-type="date">
            <text:p>01/09/15</text:p>
          </table:table-cell>
          <table:table-cell table:style-name="ce3" table:formula="of:=[$Sheet2.$B57]/[.C59]+([.D59]/[.C59])+[.H58]" office:value-type="float" office:value="318.114724894386" calcext:value-type="float">
            <text:p>318</text:p>
          </table:table-cell>
          <table:table-cell table:style-name="ce6" office:value-type="float" office:value="1.77" calcext:value-type="float">
            <text:p>1,77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5-10-01" calcext:value-type="date">
            <text:p>01/10/15</text:p>
          </table:table-cell>
          <table:table-cell table:style-name="ce3" table:formula="of:=[$Sheet2.$B58]/[.C60]+([.D60]/[.C60])+[.H59]" office:value-type="float" office:value="240.514122989302" calcext:value-type="float">
            <text:p>241</text:p>
          </table:table-cell>
          <table:table-cell table:style-name="ce6" office:value-type="float" office:value="1.77" calcext:value-type="float">
            <text:p>1,77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5-11-01" calcext:value-type="date">
            <text:p>01/11/15</text:p>
          </table:table-cell>
          <table:table-cell table:style-name="ce3" table:formula="of:=[$Sheet2.$B59]/[.C61]+([.D61]/[.C61])+[.H60]" office:value-type="float" office:value="134.091396695988" calcext:value-type="float">
            <text:p>134</text:p>
          </table:table-cell>
          <table:table-cell table:style-name="ce6" office:value-type="float" office:value="2.13" calcext:value-type="float">
            <text:p>2,13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5-12-01" calcext:value-type="date">
            <text:p>01/12/15</text:p>
          </table:table-cell>
          <table:table-cell table:style-name="ce3" table:formula="of:=[$Sheet2.$B60]/[.C62]+([.D62]/[.C62])+[.H61]" office:value-type="float" office:value="138.424398130717" calcext:value-type="float">
            <text:p>138</text:p>
          </table:table-cell>
          <table:table-cell table:style-name="ce6" office:value-type="float" office:value="2.36" calcext:value-type="float">
            <text:p>2,3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6-01-01" calcext:value-type="date">
            <text:p>01/01/16</text:p>
          </table:table-cell>
          <table:table-cell table:style-name="ce3" table:formula="of:=[$Sheet2.$B61]/[.C63]+([.D63]/[.C63])+[.H62]" office:value-type="float" office:value="334.905154860144" calcext:value-type="float">
            <text:p>335</text:p>
          </table:table-cell>
          <table:table-cell table:style-name="ce6" office:value-type="float" office:value="2.77" calcext:value-type="float">
            <text:p>2,77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date" office:date-value="2016-02-01" calcext:value-type="date">
            <text:p>01/02/16</text:p>
          </table:table-cell>
          <table:table-cell table:style-name="ce3" table:formula="of:=[$Sheet2.$B62]/[.C64]+([.D64]/[.C64])+[.H63]" office:value-type="float" office:value="285.075716110199" calcext:value-type="float">
            <text:p>285</text:p>
          </table:table-cell>
          <table:table-cell table:style-name="ce6" office:value-type="float" office:value="2.17" calcext:value-type="float">
            <text:p>2,17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3-01" calcext:value-type="date">
            <text:p>01/03/16</text:p>
          </table:table-cell>
          <table:table-cell table:style-name="ce3" table:formula="of:=[$Sheet2.$B63]/[.C65]+([.D65]/[.C65])+[.H64]" office:value-type="float" office:value="200.012800819252" calcext:value-type="float">
            <text:p>200</text:p>
          </table:table-cell>
          <table:table-cell table:style-name="ce6" office:value-type="float" office:value="2.16" calcext:value-type="float">
            <text:p>2,1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4-01" calcext:value-type="date">
            <text:p>01/04/16</text:p>
          </table:table-cell>
          <table:table-cell table:style-name="ce3" table:formula="of:=[$Sheet2.$B64]/[.C66]+([.D66]/[.C66])+[.H65]" office:value-type="float" office:value="140.791133537574" calcext:value-type="float">
            <text:p>141</text:p>
          </table:table-cell>
          <table:table-cell table:style-name="ce6" office:value-type="float" office:value="2.79" calcext:value-type="float">
            <text:p>2,7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5-01" calcext:value-type="date">
            <text:p>01/05/16</text:p>
          </table:table-cell>
          <table:table-cell table:style-name="ce3" table:formula="of:=[$Sheet2.$B65]/[.C67]+([.D67]/[.C67])+[.H66]" office:value-type="float" office:value="70.398738454607" calcext:value-type="float">
            <text:p>70</text:p>
          </table:table-cell>
          <table:table-cell table:style-name="ce6" office:value-type="float" office:value="3.58" calcext:value-type="float">
            <text:p>3,58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6-01" calcext:value-type="date">
            <text:p>01/06/16</text:p>
          </table:table-cell>
          <table:table-cell table:style-name="ce3" table:formula="of:=[$Sheet2.$B66]/[.C68]+([.D68]/[.C68])+[.H67]" office:value-type="float" office:value="76.9841905266334" calcext:value-type="float">
            <text:p>77</text:p>
          </table:table-cell>
          <table:table-cell table:style-name="ce6" office:value-type="float" office:value="4.6" calcext:value-type="float">
            <text:p>4,60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7-01" calcext:value-type="date">
            <text:p>01/07/16</text:p>
          </table:table-cell>
          <table:table-cell table:style-name="ce3" table:formula="of:=[$Sheet2.$B67]/[.C69]+([.D69]/[.C69])+[.H68]" office:value-type="float" office:value="100.233343223023" calcext:value-type="float">
            <text:p>100</text:p>
          </table:table-cell>
          <table:table-cell table:style-name="ce6" office:value-type="float" office:value="5.09" calcext:value-type="float">
            <text:p>5,0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8-01" calcext:value-type="date">
            <text:p>01/08/16</text:p>
          </table:table-cell>
          <table:table-cell table:style-name="ce3" table:formula="of:=[$Sheet2.$B68]/[.C70]+([.D70]/[.C70])+[.H69]" office:value-type="float" office:value="81.352667065837" calcext:value-type="float">
            <text:p>81</text:p>
          </table:table-cell>
          <table:table-cell table:style-name="ce6" office:value-type="float" office:value="6.89" calcext:value-type="float">
            <text:p>6,8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9-01" calcext:value-type="date">
            <text:p>01/09/16</text:p>
          </table:table-cell>
          <table:table-cell table:style-name="ce3" table:formula="of:=[$Sheet2.$B69]/[.C71]+([.D71]/[.C71])+[.H70]" office:value-type="float" office:value="76.8615876529545" calcext:value-type="float">
            <text:p>77</text:p>
          </table:table-cell>
          <table:table-cell table:style-name="ce6" office:value-type="float" office:value="7.18" calcext:value-type="float">
            <text:p>7,18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10-01" calcext:value-type="date">
            <text:p>01/10/16</text:p>
          </table:table-cell>
          <table:table-cell table:style-name="ce3" table:formula="of:=[$Sheet2.$B70]/[.C72]+([.D72]/[.C72])+[.H71]" office:value-type="float" office:value="66.4455359231145" calcext:value-type="float">
            <text:p>66</text:p>
          </table:table-cell>
          <table:table-cell table:style-name="ce6" office:value-type="float" office:value="6.95" calcext:value-type="float">
            <text:p>6,9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11-01" calcext:value-type="date">
            <text:p>01/11/16</text:p>
          </table:table-cell>
          <table:table-cell table:style-name="ce3" table:formula="of:=[$Sheet2.$B71]/[.C73]+([.D73]/[.C73])+[.H72]" office:value-type="float" office:value="36.2104726480574" calcext:value-type="float">
            <text:p>36</text:p>
          </table:table-cell>
          <table:table-cell table:style-name="ce6" office:value-type="float" office:value="7.32" calcext:value-type="float">
            <text:p>7,3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12-01" calcext:value-type="date">
            <text:p>01/12/16</text:p>
          </table:table-cell>
          <table:table-cell table:style-name="ce3" table:formula="of:=[$Sheet2.$B72]/[.C74]+([.D74]/[.C74])+[.H73]" office:value-type="float" office:value="43.6885738651456" calcext:value-type="float">
            <text:p>44</text:p>
          </table:table-cell>
          <table:table-cell table:style-name="ce6" office:value-type="float" office:value="8.92" calcext:value-type="float">
            <text:p>8,9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17"/>
          <table:table-cell table:number-columns-repeated="16375"/>
        </table:table-row>
        <table:table-row table:style-name="ro1">
          <table:table-cell office:value-type="string" calcext:value-type="string">
            <text:p>Total:</text:p>
          </table:table-cell>
          <table:table-cell table:style-name="ce5" table:formula="of:=SUM([.B1:.B73])" office:value-type="float" office:value="10817.8323864652" calcext:value-type="float">
            <text:p>10.818</text:p>
          </table:table-cell>
          <table:table-cell table:style-name="ce6" office:value-type="float" office:value="8.44" calcext:value-type="float">
            <text:p>8,44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6" table:formula="of:=[.B74]*[.C74]*3.39" office:value-type="float" office:value="309515.493108588" calcext:value-type="float">
            <text:p>309.515,49</text:p>
          </table:table-cell>
          <table:table-cell table:style-name="ce5"/>
          <table:table-cell table:style-name="ce6"/>
          <table:table-cell table:number-columns-repeated="3"/>
          <table:table-cell table:style-name="ce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IRR:</text:p>
          </table:table-cell>
          <table:table-cell office:value-type="float" office:value="1.0295" calcext:value-type="float">
            <text:p>1,0295</text:p>
          </table:table-cell>
          <table:table-cell office:value-type="string" calcext:value-type="string">
            <text:p>→ 2,94%</text:p>
          </table:table-cell>
          <table:table-cell table:number-columns-repeated="16380"/>
        </table:table-row>
        <table:table-row table:style-name="ro1">
          <table:table-cell/>
          <table:table-cell table:style-name="ce13" office:value-type="string" calcext:value-type="string">
            <text:p>VPL considerando inflação a 6% aa</text:p>
          </table:table-cell>
          <table:table-cell/>
          <table:table-cell office:value-type="string" calcext:value-type="string">
            <text:p>→ 139.277,54</text:p>
          </table:table-cell>
          <table:table-cell table:number-columns-repeated="16380"/>
        </table:table-row>
        <table:table-row table:style-name="ro1">
          <table:table-cell/>
          <table:table-cell table:style-name="ce13"/>
          <table:table-cell table:number-columns-repeated="16382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26"/>
        <table:table-column table:style-name="co6" table:default-cell-style-name="ce27"/>
        <table:table-column table:style-name="co6" table:number-columns-repeated="4" table:default-cell-style-name="Default"/>
        <table:table-row table:style-name="ro2">
          <table:table-cell table:style-name="ce25" office:value-type="float" office:value="1250" calcext:value-type="float">
            <text:p>1.250,00</text:p>
          </table:table-cell>
          <table:table-cell table:formula="of:=[.$A$1]/[.C1]" office:value-type="float" office:value="753.012048192771" calcext:value-type="float">
            <text:p>753,01</text:p>
          </table:table-cell>
          <table:table-cell table:style-name="ce26" office:value-type="float" office:value="1.66" calcext:value-type="float">
            <text:p>1,6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]" office:value-type="float" office:value="668.449197860963" calcext:value-type="float">
            <text:p>668,45</text:p>
          </table:table-cell>
          <table:table-cell table:style-name="ce26" office:value-type="float" office:value="1.87" calcext:value-type="float">
            <text:p>1,8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]" office:value-type="float" office:value="615.76354679803" calcext:value-type="float">
            <text:p>615,76</text:p>
          </table:table-cell>
          <table:table-cell table:style-name="ce26" office:value-type="float" office:value="2.03" calcext:value-type="float">
            <text:p>2,0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]" office:value-type="float" office:value="525.210084033614" calcext:value-type="float">
            <text:p>525,21</text:p>
          </table:table-cell>
          <table:table-cell table:style-name="ce26" office:value-type="float" office:value="2.38" calcext:value-type="float">
            <text:p>2,3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]" office:value-type="float" office:value="469.924812030075" calcext:value-type="float">
            <text:p>469,92</text:p>
          </table:table-cell>
          <table:table-cell table:style-name="ce26" office:value-type="float" office:value="2.66" calcext:value-type="float">
            <text:p>2,6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]" office:value-type="float" office:value="315.656565656566" calcext:value-type="float">
            <text:p>315,66</text:p>
          </table:table-cell>
          <table:table-cell table:style-name="ce26" office:value-type="float" office:value="3.96" calcext:value-type="float">
            <text:p>3,9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]" office:value-type="float" office:value="748.502994011976" calcext:value-type="float">
            <text:p>748,50</text:p>
          </table:table-cell>
          <table:table-cell table:style-name="ce26" office:value-type="float" office:value="1.67" calcext:value-type="float">
            <text:p>1,6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8]" office:value-type="float" office:value="714.285714285714" calcext:value-type="float">
            <text:p>714,29</text:p>
          </table:table-cell>
          <table:table-cell table:style-name="ce26" office:value-type="float" office:value="1.75" calcext:value-type="float">
            <text:p>1,7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9]" office:value-type="float" office:value="628.140703517588" calcext:value-type="float">
            <text:p>628,14</text:p>
          </table:table-cell>
          <table:table-cell table:style-name="ce26" office:value-type="float" office:value="1.99" calcext:value-type="float">
            <text:p>1,9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0]" office:value-type="float" office:value="518.672199170125" calcext:value-type="float">
            <text:p>518,67</text:p>
          </table:table-cell>
          <table:table-cell table:style-name="ce26" office:value-type="float" office:value="2.41" calcext:value-type="float">
            <text:p>2,4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1]" office:value-type="float" office:value="466.417910447761" calcext:value-type="float">
            <text:p>466,42</text:p>
          </table:table-cell>
          <table:table-cell table:style-name="ce26" office:value-type="float" office:value="2.68" calcext:value-type="float">
            <text:p>2,6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2]" office:value-type="float" office:value="312.5" calcext:value-type="float">
            <text:p>312,50</text:p>
          </table:table-cell>
          <table:table-cell table:style-name="ce26" office:value-type="float" office:value="4" calcext:value-type="float">
            <text:p>4,0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3]" office:value-type="float" office:value="753.012048192771" calcext:value-type="float">
            <text:p>753,01</text:p>
          </table:table-cell>
          <table:table-cell table:style-name="ce26" office:value-type="float" office:value="1.66" calcext:value-type="float">
            <text:p>1,6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4]" office:value-type="float" office:value="726.744186046512" calcext:value-type="float">
            <text:p>726,74</text:p>
          </table:table-cell>
          <table:table-cell table:style-name="ce26" office:value-type="float" office:value="1.72" calcext:value-type="float">
            <text:p>1,7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5]" office:value-type="float" office:value="631.313131313131" calcext:value-type="float">
            <text:p>631,31</text:p>
          </table:table-cell>
          <table:table-cell table:style-name="ce26" office:value-type="float" office:value="1.98" calcext:value-type="float">
            <text:p>1,9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6]" office:value-type="float" office:value="534.188034188034" calcext:value-type="float">
            <text:p>534,19</text:p>
          </table:table-cell>
          <table:table-cell table:style-name="ce26" office:value-type="float" office:value="2.34" calcext:value-type="float">
            <text:p>2,3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7]" office:value-type="float" office:value="440.140845070423" calcext:value-type="float">
            <text:p>440,14</text:p>
          </table:table-cell>
          <table:table-cell table:style-name="ce26" office:value-type="float" office:value="2.84" calcext:value-type="float">
            <text:p>2,8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8]" office:value-type="float" office:value="310.945273631841" calcext:value-type="float">
            <text:p>310,95</text:p>
          </table:table-cell>
          <table:table-cell table:style-name="ce26" office:value-type="float" office:value="4.02" calcext:value-type="float">
            <text:p>4,0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9]" office:value-type="float" office:value="766.871165644172" calcext:value-type="float">
            <text:p>766,87</text:p>
          </table:table-cell>
          <table:table-cell table:style-name="ce26" office:value-type="float" office:value="1.63" calcext:value-type="float">
            <text:p>1,6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0]" office:value-type="float" office:value="683.060109289618" calcext:value-type="float">
            <text:p>683,06</text:p>
          </table:table-cell>
          <table:table-cell table:style-name="ce26" office:value-type="float" office:value="1.83" calcext:value-type="float">
            <text:p>1,8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1]" office:value-type="float" office:value="618.811881188119" calcext:value-type="float">
            <text:p>618,81</text:p>
          </table:table-cell>
          <table:table-cell table:style-name="ce26" office:value-type="float" office:value="2.02" calcext:value-type="float">
            <text:p>2,0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2]" office:value-type="float" office:value="550.660792951542" calcext:value-type="float">
            <text:p>550,66</text:p>
          </table:table-cell>
          <table:table-cell table:style-name="ce26" office:value-type="float" office:value="2.27" calcext:value-type="float">
            <text:p>2,2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3]" office:value-type="float" office:value="391.849529780564" calcext:value-type="float">
            <text:p>391,85</text:p>
          </table:table-cell>
          <table:table-cell table:style-name="ce26" office:value-type="float" office:value="3.19" calcext:value-type="float">
            <text:p>3,1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4]" office:value-type="float" office:value="348.189415041783" calcext:value-type="float">
            <text:p>348,19</text:p>
          </table:table-cell>
          <table:table-cell table:style-name="ce26" office:value-type="float" office:value="3.59" calcext:value-type="float">
            <text:p>3,5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5]" office:value-type="float" office:value="791.139240506329" calcext:value-type="float">
            <text:p>791,14</text:p>
          </table:table-cell>
          <table:table-cell table:style-name="ce26" office:value-type="float" office:value="1.58" calcext:value-type="float">
            <text:p>1,5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6]" office:value-type="float" office:value="657.894736842105" calcext:value-type="float">
            <text:p>657,89</text:p>
          </table:table-cell>
          <table:table-cell table:style-name="ce26" office:value-type="float" office:value="1.9" calcext:value-type="float">
            <text:p>1,9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7]" office:value-type="float" office:value="625" calcext:value-type="float">
            <text:p>625,00</text:p>
          </table:table-cell>
          <table:table-cell table:style-name="ce26" office:value-type="float" office:value="2" calcext:value-type="float">
            <text:p>2,0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8]" office:value-type="float" office:value="560.538116591928" calcext:value-type="float">
            <text:p>560,54</text:p>
          </table:table-cell>
          <table:table-cell table:style-name="ce26" office:value-type="float" office:value="2.23" calcext:value-type="float">
            <text:p>2,2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9]" office:value-type="float" office:value="415.282392026578" calcext:value-type="float">
            <text:p>415,28</text:p>
          </table:table-cell>
          <table:table-cell table:style-name="ce26" office:value-type="float" office:value="3.01" calcext:value-type="float">
            <text:p>3,0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0]" office:value-type="float" office:value="363.372093023256" calcext:value-type="float">
            <text:p>363,37</text:p>
          </table:table-cell>
          <table:table-cell table:style-name="ce26" office:value-type="float" office:value="3.44" calcext:value-type="float">
            <text:p>3,4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1]" office:value-type="float" office:value="791.139240506329" calcext:value-type="float">
            <text:p>791,14</text:p>
          </table:table-cell>
          <table:table-cell table:style-name="ce26" office:value-type="float" office:value="1.58" calcext:value-type="float">
            <text:p>1,5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2]" office:value-type="float" office:value="618.811881188119" calcext:value-type="float">
            <text:p>618,81</text:p>
          </table:table-cell>
          <table:table-cell table:style-name="ce26" office:value-type="float" office:value="2.02" calcext:value-type="float">
            <text:p>2,0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3]" office:value-type="float" office:value="584.11214953271" calcext:value-type="float">
            <text:p>584,11</text:p>
          </table:table-cell>
          <table:table-cell table:style-name="ce26" office:value-type="float" office:value="2.14" calcext:value-type="float">
            <text:p>2,1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4]" office:value-type="float" office:value="558.035714285714" calcext:value-type="float">
            <text:p>558,04</text:p>
          </table:table-cell>
          <table:table-cell table:style-name="ce26" office:value-type="float" office:value="2.24" calcext:value-type="float">
            <text:p>2,2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5]" office:value-type="float" office:value="393.081761006289" calcext:value-type="float">
            <text:p>393,08</text:p>
          </table:table-cell>
          <table:table-cell table:style-name="ce26" office:value-type="float" office:value="3.18" calcext:value-type="float">
            <text:p>3,1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6]" office:value-type="float" office:value="346.260387811634" calcext:value-type="float">
            <text:p>346,26</text:p>
          </table:table-cell>
          <table:table-cell table:style-name="ce26" office:value-type="float" office:value="3.61" calcext:value-type="float">
            <text:p>3,6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7]" office:value-type="float" office:value="801.282051282051" calcext:value-type="float">
            <text:p>801,28</text:p>
          </table:table-cell>
          <table:table-cell table:style-name="ce26" office:value-type="float" office:value="1.56" calcext:value-type="float">
            <text:p>1,5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8]" office:value-type="float" office:value="621.890547263682" calcext:value-type="float">
            <text:p>621,89</text:p>
          </table:table-cell>
          <table:table-cell table:style-name="ce26" office:value-type="float" office:value="2.01" calcext:value-type="float">
            <text:p>2,0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9]" office:value-type="float" office:value="560.538116591928" calcext:value-type="float">
            <text:p>560,54</text:p>
          </table:table-cell>
          <table:table-cell table:style-name="ce26" office:value-type="float" office:value="2.23" calcext:value-type="float">
            <text:p>2,2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0]" office:value-type="float" office:value="565.610859728507" calcext:value-type="float">
            <text:p>565,61</text:p>
          </table:table-cell>
          <table:table-cell table:style-name="ce26" office:value-type="float" office:value="2.21" calcext:value-type="float">
            <text:p>2,2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1]" office:value-type="float" office:value="403.225806451613" calcext:value-type="float">
            <text:p>403,23</text:p>
          </table:table-cell>
          <table:table-cell table:style-name="ce26" office:value-type="float" office:value="3.1" calcext:value-type="float">
            <text:p>3,1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2]" office:value-type="float" office:value="389.408099688474" calcext:value-type="float">
            <text:p>389,41</text:p>
          </table:table-cell>
          <table:table-cell table:style-name="ce26" office:value-type="float" office:value="3.21" calcext:value-type="float">
            <text:p>3,2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3]" office:value-type="float" office:value="806.451612903226" calcext:value-type="float">
            <text:p>806,45</text:p>
          </table:table-cell>
          <table:table-cell table:style-name="ce26" office:value-type="float" office:value="1.55" calcext:value-type="float">
            <text:p>1,5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4]" office:value-type="float" office:value="606.796116504854" calcext:value-type="float">
            <text:p>606,80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5]" office:value-type="float" office:value="548.245614035088" calcext:value-type="float">
            <text:p>548,25</text:p>
          </table:table-cell>
          <table:table-cell table:style-name="ce26" office:value-type="float" office:value="2.28" calcext:value-type="float">
            <text:p>2,2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6]" office:value-type="float" office:value="553.097345132743" calcext:value-type="float">
            <text:p>553,10</text:p>
          </table:table-cell>
          <table:table-cell table:style-name="ce26" office:value-type="float" office:value="2.26" calcext:value-type="float">
            <text:p>2,2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7]" office:value-type="float" office:value="365.497076023392" calcext:value-type="float">
            <text:p>365,50</text:p>
          </table:table-cell>
          <table:table-cell table:style-name="ce26" office:value-type="float" office:value="3.42" calcext:value-type="float">
            <text:p>3,4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8]" office:value-type="float" office:value="384.615384615385" calcext:value-type="float">
            <text:p>384,62</text:p>
          </table:table-cell>
          <table:table-cell table:style-name="ce26" office:value-type="float" office:value="3.25" calcext:value-type="float">
            <text:p>3,2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9]" office:value-type="float" office:value="786.163522012579" calcext:value-type="float">
            <text:p>786,16</text:p>
          </table:table-cell>
          <table:table-cell table:style-name="ce26" office:value-type="float" office:value="1.59" calcext:value-type="float">
            <text:p>1,5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0]" office:value-type="float" office:value="615.76354679803" calcext:value-type="float">
            <text:p>615,76</text:p>
          </table:table-cell>
          <table:table-cell table:style-name="ce26" office:value-type="float" office:value="2.03" calcext:value-type="float">
            <text:p>2,0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1]" office:value-type="float" office:value="525.210084033614" calcext:value-type="float">
            <text:p>525,21</text:p>
          </table:table-cell>
          <table:table-cell table:style-name="ce26" office:value-type="float" office:value="2.38" calcext:value-type="float">
            <text:p>2,3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2]" office:value-type="float" office:value="558.035714285714" calcext:value-type="float">
            <text:p>558,04</text:p>
          </table:table-cell>
          <table:table-cell table:style-name="ce26" office:value-type="float" office:value="2.24" calcext:value-type="float">
            <text:p>2,2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3]" office:value-type="float" office:value="345.303867403315" calcext:value-type="float">
            <text:p>345,30</text:p>
          </table:table-cell>
          <table:table-cell table:style-name="ce26" office:value-type="float" office:value="3.62" calcext:value-type="float">
            <text:p>3,6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4]" office:value-type="float" office:value="386.996904024768" calcext:value-type="float">
            <text:p>387,00</text:p>
          </table:table-cell>
          <table:table-cell table:style-name="ce26" office:value-type="float" office:value="3.23" calcext:value-type="float">
            <text:p>3,2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5]" office:value-type="float" office:value="664.893617021277" calcext:value-type="float">
            <text:p>664,89</text:p>
          </table:table-cell>
          <table:table-cell table:style-name="ce26" office:value-type="float" office:value="1.88" calcext:value-type="float">
            <text:p>1,8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6]" office:value-type="float" office:value="615.76354679803" calcext:value-type="float">
            <text:p>615,76</text:p>
          </table:table-cell>
          <table:table-cell table:style-name="ce26" office:value-type="float" office:value="2.03" calcext:value-type="float">
            <text:p>2,0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7]" office:value-type="float" office:value="563.063063063063" calcext:value-type="float">
            <text:p>563,06</text:p>
          </table:table-cell>
          <table:table-cell table:style-name="ce26" office:value-type="float" office:value="2.22" calcext:value-type="float">
            <text:p>2,2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8]" office:value-type="float" office:value="512.295081967213" calcext:value-type="float">
            <text:p>512,30</text:p>
          </table:table-cell>
          <table:table-cell table:style-name="ce26" office:value-type="float" office:value="2.44" calcext:value-type="float">
            <text:p>2,4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9]" office:value-type="float" office:value="316.455696202532" calcext:value-type="float">
            <text:p>316,46</text:p>
          </table:table-cell>
          <table:table-cell table:style-name="ce26" office:value-type="float" office:value="3.95" calcext:value-type="float">
            <text:p>3,9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0]" office:value-type="float" office:value="383.435582822086" calcext:value-type="float">
            <text:p>383,44</text:p>
          </table:table-cell>
          <table:table-cell table:style-name="ce26" office:value-type="float" office:value="3.26" calcext:value-type="float">
            <text:p>3,2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1]" office:value-type="float" office:value="726.744186046512" calcext:value-type="float">
            <text:p>726,74</text:p>
          </table:table-cell>
          <table:table-cell table:style-name="ce26" office:value-type="float" office:value="1.72" calcext:value-type="float">
            <text:p>1,7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2]" office:value-type="float" office:value="615.76354679803" calcext:value-type="float">
            <text:p>615,76</text:p>
          </table:table-cell>
          <table:table-cell table:style-name="ce26" office:value-type="float" office:value="2.03" calcext:value-type="float">
            <text:p>2,0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3]" office:value-type="float" office:value="558.035714285714" calcext:value-type="float">
            <text:p>558,04</text:p>
          </table:table-cell>
          <table:table-cell table:style-name="ce26" office:value-type="float" office:value="2.24" calcext:value-type="float">
            <text:p>2,2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4]" office:value-type="float" office:value="504.032258064516" calcext:value-type="float">
            <text:p>504,03</text:p>
          </table:table-cell>
          <table:table-cell table:style-name="ce26" office:value-type="float" office:value="2.48" calcext:value-type="float">
            <text:p>2,4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5]" office:value-type="float" office:value="323.834196891192" calcext:value-type="float">
            <text:p>323,83</text:p>
          </table:table-cell>
          <table:table-cell table:style-name="ce26" office:value-type="float" office:value="3.86" calcext:value-type="float">
            <text:p>3,8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6]" office:value-type="float" office:value="391.849529780564" calcext:value-type="float">
            <text:p>391,85</text:p>
          </table:table-cell>
          <table:table-cell table:style-name="ce26" office:value-type="float" office:value="3.19" calcext:value-type="float">
            <text:p>3,1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7]" office:value-type="float" office:value="690.60773480663" calcext:value-type="float">
            <text:p>690,61</text:p>
          </table:table-cell>
          <table:table-cell table:style-name="ce26" office:value-type="float" office:value="1.81" calcext:value-type="float">
            <text:p>1,8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8]" office:value-type="float" office:value="584.11214953271" calcext:value-type="float">
            <text:p>584,11</text:p>
          </table:table-cell>
          <table:table-cell table:style-name="ce26" office:value-type="float" office:value="2.14" calcext:value-type="float">
            <text:p>2,1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9]" office:value-type="float" office:value="534.188034188034" calcext:value-type="float">
            <text:p>534,19</text:p>
          </table:table-cell>
          <table:table-cell table:style-name="ce26" office:value-type="float" office:value="2.34" calcext:value-type="float">
            <text:p>2,3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0]" office:value-type="float" office:value="486.381322957198" calcext:value-type="float">
            <text:p>486,38</text:p>
          </table:table-cell>
          <table:table-cell table:style-name="ce26" office:value-type="float" office:value="2.57" calcext:value-type="float">
            <text:p>2,5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1]" office:value-type="float" office:value="322.997416020672" calcext:value-type="float">
            <text:p>323,00</text:p>
          </table:table-cell>
          <table:table-cell table:style-name="ce26" office:value-type="float" office:value="3.87" calcext:value-type="float">
            <text:p>3,8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2]" office:value-type="float" office:value="368.731563421829" calcext:value-type="float">
            <text:p>368,73</text:p>
          </table:table-cell>
          <table:table-cell table:style-name="ce26" office:value-type="float" office:value="3.39" calcext:value-type="float">
            <text:p>3,3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 table:number-rows-repeated="104850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1" table:target-range-address="Sheet2.B1:Sheet2.C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2:47:25.497668719</meta:creation-date>
    <meta:generator>LibreOffice/7.4.4.2$Linux_X86_64 LibreOffice_project/40$Build-2</meta:generator>
    <dc:date>2023-01-26T23:46:12.981482546</dc:date>
    <meta:editing-duration>PT4H3M55S</meta:editing-duration>
    <meta:editing-cycles>14</meta:editing-cycles>
    <meta:document-statistic meta:table-count="2" meta:cell-count="378" meta:object-count="0"/>
  </office:meta>
</office:document-meta>
</file>